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P1" style:family="paragraph">
      <loext:graphic-properties draw:fill="none"/>
    </style:style>
  </office:automatic-styles>
  <office:body>
    <office:drawing>
      <draw:page draw:name="page1" draw:style-name="dp1" draw:master-page-name="master-page3">
        <draw:line draw:style-name="gr1" draw:text-style-name="P1" draw:layer="layout" svg:x1="23.041cm" svg:y1="10.135cm" svg:x2="21.136cm" svg:y2="10.135cm">
          <text:p/>
        </draw:line>
        <draw:line draw:style-name="gr1" draw:text-style-name="P1" draw:layer="layout" svg:x1="23.041cm" svg:y1="2.515cm" svg:x2="23.041cm" svg:y2="10.135cm">
          <text:p/>
        </draw:line>
        <draw:line draw:style-name="gr1" draw:text-style-name="P1" draw:layer="layout" svg:x1="21.136cm" svg:y1="2.515cm" svg:x2="23.041cm" svg:y2="2.515cm">
          <text:p/>
        </draw:line>
        <draw:line draw:style-name="gr1" draw:text-style-name="P1" draw:layer="layout" svg:x1="6.658cm" svg:y1="2.515cm" svg:x2="18.088cm" svg:y2="2.515cm">
          <text:p/>
        </draw:line>
        <draw:line draw:style-name="gr1" draw:text-style-name="P1" draw:layer="layout" svg:x1="6.658cm" svg:y1="10.135cm" svg:x2="18.088cm" svg:y2="10.135cm">
          <text:p/>
        </draw:line>
        <draw:line draw:style-name="gr1" draw:text-style-name="P1" draw:layer="layout" svg:x1="6.658cm" svg:y1="2.515cm" svg:x2="6.658cm" svg:y2="10.135cm">
          <text:p/>
        </draw:line>
        <draw:line draw:style-name="gr1" draw:text-style-name="P1" draw:layer="layout" svg:x1="21.136cm" svg:y1="10.135cm" svg:x2="18.088cm" svg:y2="10.135cm">
          <text:p/>
        </draw:line>
        <draw:line draw:style-name="gr1" draw:text-style-name="P1" draw:layer="layout" svg:x1="18.088cm" svg:y1="2.515cm" svg:x2="21.136cm" svg:y2="2.515cm">
          <text:p/>
        </draw:line>
        <draw:line draw:style-name="gr2" draw:text-style-name="P1" draw:layer="layout" svg:x1="13.03cm" svg:y1="5.991cm" svg:x2="13.241cm" svg:y2="6.202cm">
          <text:p/>
        </draw:line>
        <draw:line draw:style-name="gr2" draw:text-style-name="P1" draw:layer="layout" svg:x1="13.241cm" svg:y1="5.991cm" svg:x2="13.03cm" svg:y2="6.202cm">
          <text:p/>
        </draw:line>
        <draw:line draw:style-name="gr2" draw:text-style-name="P1" draw:layer="layout" svg:x1="13.411cm" svg:y1="6.372cm" svg:x2="13.622cm" svg:y2="6.583cm">
          <text:p/>
        </draw:line>
        <draw:line draw:style-name="gr2" draw:text-style-name="P1" draw:layer="layout" svg:x1="13.622cm" svg:y1="6.372cm" svg:x2="13.411cm" svg:y2="6.583cm">
          <text:p/>
        </draw:line>
        <draw:line draw:style-name="gr2" draw:text-style-name="P1" draw:layer="layout" svg:x1="13.792cm" svg:y1="5.991cm" svg:x2="14.003cm" svg:y2="6.202cm">
          <text:p/>
        </draw:line>
        <draw:line draw:style-name="gr2" draw:text-style-name="P1" draw:layer="layout" svg:x1="14.003cm" svg:y1="5.991cm" svg:x2="13.792cm" svg:y2="6.202cm">
          <text:p/>
        </draw:line>
        <draw:line draw:style-name="gr2" draw:text-style-name="P1" draw:layer="layout" svg:x1="8.763cm" svg:y1="8.125cm" svg:x2="8.974cm" svg:y2="8.336cm">
          <text:p/>
        </draw:line>
        <draw:line draw:style-name="gr2" draw:text-style-name="P1" draw:layer="layout" svg:x1="8.974cm" svg:y1="8.125cm" svg:x2="8.763cm" svg:y2="8.336cm">
          <text:p/>
        </draw:line>
        <draw:line draw:style-name="gr2" draw:text-style-name="P1" draw:layer="layout" svg:x1="10.287cm" svg:y1="8.125cm" svg:x2="10.498cm" svg:y2="8.336cm">
          <text:p/>
        </draw:line>
        <draw:line draw:style-name="gr2" draw:text-style-name="P1" draw:layer="layout" svg:x1="10.498cm" svg:y1="8.125cm" svg:x2="10.287cm" svg:y2="8.336cm">
          <text:p/>
        </draw:line>
        <draw:line draw:style-name="gr2" draw:text-style-name="P1" draw:layer="layout" svg:x1="13.411cm" svg:y1="8.048cm" svg:x2="13.622cm" svg:y2="8.259cm">
          <text:p/>
        </draw:line>
        <draw:line draw:style-name="gr2" draw:text-style-name="P1" draw:layer="layout" svg:x1="13.622cm" svg:y1="8.048cm" svg:x2="13.411cm" svg:y2="8.259cm">
          <text:p/>
        </draw:line>
        <draw:line draw:style-name="gr2" draw:text-style-name="P1" draw:layer="layout" svg:x1="14.935cm" svg:y1="8.048cm" svg:x2="15.146cm" svg:y2="8.259cm">
          <text:p/>
        </draw:line>
        <draw:line draw:style-name="gr2" draw:text-style-name="P1" draw:layer="layout" svg:x1="15.146cm" svg:y1="8.048cm" svg:x2="14.935cm" svg:y2="8.259cm">
          <text:p/>
        </draw:line>
        <draw:path draw:style-name="gr2" draw:text-style-name="P1" draw:layer="layout" svg:width="0.24cm" svg:height="0.24cm" svg:x="8.078cm" svg:y="5.366cm" svg:viewBox="0 0 241 241" svg:d="M0 121c0-66 53-121 120-121 66 0 121 55 121 121 0 67-55 120-121 120-67 0-120-53-120-120z">
          <text:p/>
        </draw:path>
        <draw:path draw:style-name="gr2" draw:text-style-name="P1" draw:layer="layout" svg:width="0.24cm" svg:height="0.24cm" svg:x="10.028cm" svg:y="5.366cm" svg:viewBox="0 0 241 241" svg:d="M0 121c0-66 53-121 120-121s121 55 121 121c0 67-54 120-121 120s-120-53-120-120z">
          <text:p/>
        </draw:path>
        <draw:path draw:style-name="gr2" draw:text-style-name="P1" draw:layer="layout" svg:width="0.24cm" svg:height="0.24cm" svg:x="17.968cm" svg:y="4.681cm" svg:viewBox="0 0 241 241" svg:d="M0 120c0-67 54-120 121-120 66 0 120 53 120 120 0 66-54 121-120 121-67 0-121-55-121-121z">
          <text:p/>
        </draw:path>
        <draw:path draw:style-name="gr2" draw:text-style-name="P1" draw:layer="layout" svg:width="0.24cm" svg:height="0.24cm" svg:x="17.968cm" svg:y="5.443cm" svg:viewBox="0 0 241 241" svg:d="M0 120c0-67 54-120 121-120 66 0 120 53 120 120s-54 121-120 121c-67 0-121-54-121-121z">
          <text:p/>
        </draw:path>
        <draw:path draw:style-name="gr2" draw:text-style-name="P1" draw:layer="layout" svg:width="0.24cm" svg:height="0.24cm" svg:x="17.968cm" svg:y="6.205cm" svg:viewBox="0 0 241 241" svg:d="M0 120c0-67 54-120 121-120 66 0 120 53 120 120s-54 121-120 121c-67 0-121-54-121-121z">
          <text:p/>
        </draw:path>
        <draw:path draw:style-name="gr2" draw:text-style-name="P1" draw:layer="layout" svg:width="0.24cm" svg:height="0.24cm" svg:x="17.968cm" svg:y="6.967cm" svg:viewBox="0 0 241 241" svg:d="M0 121c0-68 54-121 121-121 66 0 120 53 120 121 0 66-54 120-120 120-67 0-121-54-121-120z">
          <text:p/>
        </draw:path>
        <draw:path draw:style-name="gr2" draw:text-style-name="P1" draw:layer="layout" svg:width="0.24cm" svg:height="0.24cm" svg:x="18.73cm" svg:y="5.062cm" svg:viewBox="0 0 241 241" svg:d="M0 121c0-68 55-121 121-121s120 53 120 121c0 66-54 120-120 120s-121-54-121-120z">
          <text:p/>
        </draw:path>
        <draw:path draw:style-name="gr2" draw:text-style-name="P1" draw:layer="layout" svg:width="0.24cm" svg:height="0.24cm" svg:x="18.73cm" svg:y="5.824cm" svg:viewBox="0 0 241 241" svg:d="M0 121c0-67 55-121 121-121s120 54 120 121c0 66-54 120-120 120s-121-54-121-120z">
          <text:p/>
        </draw:path>
        <draw:path draw:style-name="gr2" draw:text-style-name="P1" draw:layer="layout" svg:width="0.24cm" svg:height="0.24cm" svg:x="18.73cm" svg:y="6.586cm" svg:viewBox="0 0 241 241" svg:d="M0 120c0-67 55-120 121-120s120 53 120 120c0 66-54 121-120 121s-121-55-121-121z">
          <text:p/>
        </draw:path>
        <draw:path draw:style-name="gr2" draw:text-style-name="P1" draw:layer="layout" svg:width="0.24cm" svg:height="0.24cm" svg:x="18.73cm" svg:y="7.348cm" svg:viewBox="0 0 241 241" svg:d="M0 120c0-67 55-120 121-120s120 53 120 120-54 121-120 121-121-54-121-121z">
          <text:p/>
        </draw:path>
        <draw:line draw:style-name="gr2" draw:text-style-name="P1" draw:layer="layout" svg:x1="7.801cm" svg:y1="8.08cm" svg:x2="7.801cm" svg:y2="8.38cm">
          <text:p/>
        </draw:line>
        <draw:line draw:style-name="gr2" draw:text-style-name="P1" draw:layer="layout" svg:x1="7.651cm" svg:y1="8.23cm" svg:x2="7.951cm" svg:y2="8.23cm">
          <text:p/>
        </draw:line>
        <draw:line draw:style-name="gr2" draw:text-style-name="P1" draw:layer="layout" svg:x1="11.23cm" svg:y1="3.127cm" svg:x2="11.23cm" svg:y2="3.427cm">
          <text:p/>
        </draw:line>
        <draw:line draw:style-name="gr2" draw:text-style-name="P1" draw:layer="layout" svg:x1="11.08cm" svg:y1="3.277cm" svg:x2="11.38cm" svg:y2="3.277cm">
          <text:p/>
        </draw:line>
        <draw:line draw:style-name="gr2" draw:text-style-name="P1" draw:layer="layout" svg:x1="11.23cm" svg:y1="9.223cm" svg:x2="11.23cm" svg:y2="9.523cm">
          <text:p/>
        </draw:line>
        <draw:line draw:style-name="gr2" draw:text-style-name="P1" draw:layer="layout" svg:x1="11.08cm" svg:y1="9.373cm" svg:x2="11.38cm" svg:y2="9.373cm">
          <text:p/>
        </draw:line>
        <draw:line draw:style-name="gr2" draw:text-style-name="P1" draw:layer="layout" svg:x1="11.992cm" svg:y1="3.127cm" svg:x2="11.992cm" svg:y2="3.427cm">
          <text:p/>
        </draw:line>
        <draw:line draw:style-name="gr2" draw:text-style-name="P1" draw:layer="layout" svg:x1="11.842cm" svg:y1="3.277cm" svg:x2="12.142cm" svg:y2="3.277cm">
          <text:p/>
        </draw:line>
        <draw:line draw:style-name="gr2" draw:text-style-name="P1" draw:layer="layout" svg:x1="11.992cm" svg:y1="9.223cm" svg:x2="11.992cm" svg:y2="9.523cm">
          <text:p/>
        </draw:line>
        <draw:line draw:style-name="gr2" draw:text-style-name="P1" draw:layer="layout" svg:x1="11.842cm" svg:y1="9.373cm" svg:x2="12.142cm" svg:y2="9.373cm">
          <text:p/>
        </draw:line>
        <draw:line draw:style-name="gr2" draw:text-style-name="P1" draw:layer="layout" svg:x1="12.754cm" svg:y1="3.127cm" svg:x2="12.754cm" svg:y2="3.427cm">
          <text:p/>
        </draw:line>
        <draw:line draw:style-name="gr2" draw:text-style-name="P1" draw:layer="layout" svg:x1="12.604cm" svg:y1="3.277cm" svg:x2="12.904cm" svg:y2="3.277cm">
          <text:p/>
        </draw:line>
        <draw:line draw:style-name="gr2" draw:text-style-name="P1" draw:layer="layout" svg:x1="12.754cm" svg:y1="9.223cm" svg:x2="12.754cm" svg:y2="9.523cm">
          <text:p/>
        </draw:line>
        <draw:line draw:style-name="gr2" draw:text-style-name="P1" draw:layer="layout" svg:x1="12.604cm" svg:y1="9.373cm" svg:x2="12.904cm" svg:y2="9.373cm">
          <text:p/>
        </draw:line>
        <draw:line draw:style-name="gr2" draw:text-style-name="P1" draw:layer="layout" svg:x1="13.516cm" svg:y1="3.127cm" svg:x2="13.516cm" svg:y2="3.427cm">
          <text:p/>
        </draw:line>
        <draw:line draw:style-name="gr2" draw:text-style-name="P1" draw:layer="layout" svg:x1="13.366cm" svg:y1="3.277cm" svg:x2="13.666cm" svg:y2="3.277cm">
          <text:p/>
        </draw:line>
        <draw:line draw:style-name="gr2" draw:text-style-name="P1" draw:layer="layout" svg:x1="13.516cm" svg:y1="9.223cm" svg:x2="13.516cm" svg:y2="9.523cm">
          <text:p/>
        </draw:line>
        <draw:line draw:style-name="gr2" draw:text-style-name="P1" draw:layer="layout" svg:x1="13.366cm" svg:y1="9.373cm" svg:x2="13.666cm" svg:y2="9.373cm">
          <text:p/>
        </draw:line>
        <draw:line draw:style-name="gr2" draw:text-style-name="P1" draw:layer="layout" svg:x1="14.278cm" svg:y1="3.127cm" svg:x2="14.278cm" svg:y2="3.427cm">
          <text:p/>
        </draw:line>
        <draw:line draw:style-name="gr2" draw:text-style-name="P1" draw:layer="layout" svg:x1="14.128cm" svg:y1="3.277cm" svg:x2="14.428cm" svg:y2="3.277cm">
          <text:p/>
        </draw:line>
        <draw:line draw:style-name="gr2" draw:text-style-name="P1" draw:layer="layout" svg:x1="14.278cm" svg:y1="9.223cm" svg:x2="14.278cm" svg:y2="9.523cm">
          <text:p/>
        </draw:line>
        <draw:line draw:style-name="gr2" draw:text-style-name="P1" draw:layer="layout" svg:x1="14.128cm" svg:y1="9.373cm" svg:x2="14.428cm" svg:y2="9.373cm">
          <text:p/>
        </draw:line>
        <draw:line draw:style-name="gr2" draw:text-style-name="P1" draw:layer="layout" svg:x1="15.04cm" svg:y1="3.127cm" svg:x2="15.04cm" svg:y2="3.427cm">
          <text:p/>
        </draw:line>
        <draw:line draw:style-name="gr2" draw:text-style-name="P1" draw:layer="layout" svg:x1="14.89cm" svg:y1="3.277cm" svg:x2="15.19cm" svg:y2="3.277cm">
          <text:p/>
        </draw:line>
        <draw:line draw:style-name="gr2" draw:text-style-name="P1" draw:layer="layout" svg:x1="15.04cm" svg:y1="9.223cm" svg:x2="15.04cm" svg:y2="9.523cm">
          <text:p/>
        </draw:line>
        <draw:line draw:style-name="gr2" draw:text-style-name="P1" draw:layer="layout" svg:x1="14.89cm" svg:y1="9.373cm" svg:x2="15.19cm" svg:y2="9.373cm">
          <text:p/>
        </draw:line>
        <draw:line draw:style-name="gr2" draw:text-style-name="P1" draw:layer="layout" svg:x1="15.802cm" svg:y1="3.127cm" svg:x2="15.802cm" svg:y2="3.427cm">
          <text:p/>
        </draw:line>
        <draw:line draw:style-name="gr2" draw:text-style-name="P1" draw:layer="layout" svg:x1="15.652cm" svg:y1="3.277cm" svg:x2="15.952cm" svg:y2="3.277cm">
          <text:p/>
        </draw:line>
        <draw:line draw:style-name="gr2" draw:text-style-name="P1" draw:layer="layout" svg:x1="15.802cm" svg:y1="9.223cm" svg:x2="15.802cm" svg:y2="9.523cm">
          <text:p/>
        </draw:line>
        <draw:line draw:style-name="gr2" draw:text-style-name="P1" draw:layer="layout" svg:x1="15.652cm" svg:y1="9.373cm" svg:x2="15.952cm" svg:y2="9.373cm">
          <text:p/>
        </draw:line>
        <draw:line draw:style-name="gr2" draw:text-style-name="P1" draw:layer="layout" svg:x1="16.564cm" svg:y1="3.127cm" svg:x2="16.564cm" svg:y2="3.427cm">
          <text:p/>
        </draw:line>
        <draw:line draw:style-name="gr2" draw:text-style-name="P1" draw:layer="layout" svg:x1="16.414cm" svg:y1="3.277cm" svg:x2="16.714cm" svg:y2="3.277cm">
          <text:p/>
        </draw:line>
        <draw:line draw:style-name="gr2" draw:text-style-name="P1" draw:layer="layout" svg:x1="16.564cm" svg:y1="9.223cm" svg:x2="16.564cm" svg:y2="9.523cm">
          <text:p/>
        </draw:line>
        <draw:line draw:style-name="gr2" draw:text-style-name="P1" draw:layer="layout" svg:x1="16.414cm" svg:y1="9.373cm" svg:x2="16.714cm" svg:y2="9.373cm">
          <text:p/>
        </draw:line>
        <draw:line draw:style-name="gr2" draw:text-style-name="P1" draw:layer="layout" svg:x1="19.841cm" svg:y1="3.698cm" svg:x2="19.841cm" svg:y2="3.998cm">
          <text:p/>
        </draw:line>
        <draw:line draw:style-name="gr2" draw:text-style-name="P1" draw:layer="layout" svg:x1="19.691cm" svg:y1="3.848cm" svg:x2="19.991cm" svg:y2="3.848cm">
          <text:p/>
        </draw:line>
        <draw:line draw:style-name="gr2" draw:text-style-name="P1" draw:layer="layout" svg:x1="19.841cm" svg:y1="8.27cm" svg:x2="19.841cm" svg:y2="8.57cm">
          <text:p/>
        </draw:line>
        <draw:line draw:style-name="gr2" draw:text-style-name="P1" draw:layer="layout" svg:x1="19.691cm" svg:y1="8.42cm" svg:x2="19.991cm" svg:y2="8.42cm">
          <text:p/>
        </draw:line>
        <draw:polygon draw:style-name="gr2" draw:text-style-name="P1" draw:layer="layout" svg:width="0.679cm" svg:height="0.679cm" svg:x="20.416cm" svg:y="4.08cm" svg:viewBox="0 0 680 680" draw:points="680,680 680,0 0,0 0,680">
          <text:p/>
        </draw:polygon>
        <draw:polygon draw:style-name="gr2" draw:text-style-name="P1" draw:layer="layout" svg:width="0.96cm" svg:height="0.96cm" svg:x="20.275cm" svg:y="7.369cm" svg:viewBox="0 0 961 961" draw:points="481,961 961,480 481,0 0,480">
          <text:p/>
        </draw:polygon>
        <draw:polygon draw:style-name="gr3" draw:text-style-name="P1" draw:layer="layout" svg:width="0.171cm" svg:height="0.3cm" svg:x="6.937cm" svg:y="10.308cm" svg:viewBox="0 0 172 301" draw:points="0,301 0,0 71,0 114,15 143,44 157,72 172,129 172,172 157,229 143,258 114,286 71,301">
          <text:p/>
        </draw:polygon>
        <draw:line draw:style-name="gr3" draw:text-style-name="P1" draw:layer="layout" svg:x1="7.237cm" svg:y1="10.608cm" svg:x2="7.237cm" svg:y2="10.408cm">
          <text:p/>
        </draw:line>
        <draw:polyline draw:style-name="gr3" draw:text-style-name="P1" draw:layer="layout" svg:width="0.086cm" svg:height="0.057cm" svg:x="7.237cm" svg:y="10.408cm" svg:viewBox="0 0 87 58" draw:points="0,58 14,28 29,14 58,0 87,0">
          <text:p/>
        </draw:polyline>
        <draw:line draw:style-name="gr3" draw:text-style-name="P1" draw:layer="layout" svg:x1="7.423cm" svg:y1="10.608cm" svg:x2="7.423cm" svg:y2="10.408cm">
          <text:p/>
        </draw:line>
        <draw:polyline draw:style-name="gr3" draw:text-style-name="P1" draw:layer="layout" svg:width="0.029cm" svg:height="0.028cm" svg:x="7.408cm" svg:y="10.308cm" svg:viewBox="0 0 30 29" draw:points="15,0 0,15 15,29 30,15 15,0 15,29">
          <text:p/>
        </draw:polyline>
        <draw:polyline draw:style-name="gr3" draw:text-style-name="P1" draw:layer="layout" svg:width="0.042cm" svg:height="0.3cm" svg:x="7.566cm" svg:y="10.308cm" svg:viewBox="0 0 43 301" draw:points="43,301 14,286 0,258 0,0">
          <text:p/>
        </draw:polyline>
        <draw:polyline draw:style-name="gr3" draw:text-style-name="P1" draw:layer="layout" svg:width="0.043cm" svg:height="0.3cm" svg:x="7.723cm" svg:y="10.308cm" svg:viewBox="0 0 44 301" draw:points="44,301 14,286 0,258 0,0">
          <text:p/>
        </draw:polyline>
        <draw:polyline draw:style-name="gr3" draw:text-style-name="P1" draw:layer="layout" svg:width="0.2cm" svg:height="0.3cm" svg:x="8.108cm" svg:y="10.308cm" svg:viewBox="0 0 201 301" draw:points="0,301 0,0 100,215 201,0 201,301">
          <text:p/>
        </draw:polyline>
        <draw:polyline draw:style-name="gr3" draw:text-style-name="P1" draw:layer="layout" svg:width="0.129cm" svg:height="0.2cm" svg:x="8.451cm" svg:y="10.408cm" svg:viewBox="0 0 130 201" draw:points="130,201 130,44 116,14 87,0 29,0 0,14">
          <text:p/>
        </draw:polyline>
        <draw:polyline draw:style-name="gr3" draw:text-style-name="P1" draw:layer="layout" svg:width="0.143cm" svg:height="0.129cm" svg:x="8.437cm" svg:y="10.479cm" svg:viewBox="0 0 144 130" draw:points="144,115 115,130 44,130 15,115 0,87 0,57 15,29 44,14 115,14 144,0">
          <text:p/>
        </draw:polyline>
        <draw:line draw:style-name="gr3" draw:text-style-name="P1" draw:layer="layout" svg:x1="8.723cm" svg:y1="10.408cm" svg:x2="8.723cm" svg:y2="10.708cm">
          <text:p/>
        </draw:line>
        <draw:polyline draw:style-name="gr3" draw:text-style-name="P1" draw:layer="layout" svg:width="0.143cm" svg:height="0.2cm" svg:x="8.723cm" svg:y="10.408cm" svg:viewBox="0 0 144 201" draw:points="0,14 29,0 86,0 115,14 129,28 144,58 144,144 129,172 115,186 86,201 29,201 0,186">
          <text:p/>
        </draw:polyline>
        <draw:polyline draw:style-name="gr3" draw:text-style-name="P1" draw:layer="layout" svg:width="0.028cm" svg:height="0.029cm" svg:x="8.98cm" svg:y="10.579cm" svg:viewBox="0 0 29 30" draw:points="14,0 29,14 14,30 0,14 14,0 14,30">
          <text:p/>
        </draw:polyline>
        <draw:polyline draw:style-name="gr3" draw:text-style-name="P1" draw:layer="layout" svg:width="0.028cm" svg:height="0.029cm" svg:x="8.98cm" svg:y="10.422cm" svg:viewBox="0 0 29 30" draw:points="14,0 29,15 14,30 0,15 14,0 14,30">
          <text:p/>
        </draw:polyline>
        <draw:line draw:style-name="gr3" draw:text-style-name="P1" draw:layer="layout" svg:x1="6.441cm" svg:y1="10.997cm" svg:x2="6.652cm" svg:y2="11.208cm">
          <text:p/>
        </draw:line>
        <draw:line draw:style-name="gr3" draw:text-style-name="P1" draw:layer="layout" svg:x1="6.652cm" svg:y1="10.997cm" svg:x2="6.441cm" svg:y2="11.208cm">
          <text:p/>
        </draw:line>
        <draw:polygon draw:style-name="gr3" draw:text-style-name="P1" draw:layer="layout" svg:width="0.171cm" svg:height="0.3cm" svg:x="6.923cm" svg:y="10.938cm" svg:viewBox="0 0 172 301" draw:points="72,0 101,0 129,14 144,28 158,57 172,114 172,185 158,243 144,271 129,286 101,301 72,301 44,286 29,271 15,243 0,185 0,114 15,57 29,28 44,14">
          <text:p/>
        </draw:polygon>
        <draw:polyline draw:style-name="gr3" draw:text-style-name="P1" draw:layer="layout" svg:width="0.029cm" svg:height="0.029cm" svg:x="7.208cm" svg:y="11.209cm" svg:viewBox="0 0 30 30" draw:points="16,0 30,15 16,30 0,15 16,0 16,30">
          <text:p/>
        </draw:polyline>
        <draw:polyline draw:style-name="gr3" draw:text-style-name="P1" draw:layer="layout" svg:width="0.2cm" svg:height="0.3cm" svg:x="7.337cm" svg:y="10.938cm" svg:viewBox="0 0 201 301" draw:points="0,0 201,0 71,301">
          <text:p/>
        </draw:polyline>
        <draw:polygon draw:style-name="gr3" draw:text-style-name="P1" draw:layer="layout" svg:width="0.171cm" svg:height="0.3cm" svg:x="7.637cm" svg:y="10.938cm" svg:viewBox="0 0 172 301" draw:points="71,0 100,0 129,14 143,28 158,57 172,114 172,185 158,243 143,271 129,286 100,301 71,301 43,286 29,271 14,243 0,185 0,114 14,57 29,28 43,14">
          <text:p/>
        </draw:polygon>
        <draw:line draw:style-name="gr3" draw:text-style-name="P1" draw:layer="layout" svg:x1="7.937cm" svg:y1="11.238cm" svg:x2="7.937cm" svg:y2="11.038cm">
          <text:p/>
        </draw:line>
        <draw:polyline draw:style-name="gr3" draw:text-style-name="P1" draw:layer="layout" svg:width="0.129cm" svg:height="0.2cm" svg:x="7.937cm" svg:y="11.038cm" svg:viewBox="0 0 130 201" draw:points="0,29 14,15 43,0 87,0 115,15 130,44 130,201">
          <text:p/>
        </draw:polyline>
        <draw:polyline draw:style-name="gr3" draw:text-style-name="P1" draw:layer="layout" svg:width="0.128cm" svg:height="0.2cm" svg:x="8.066cm" svg:y="11.038cm" svg:viewBox="0 0 129 201" draw:points="0,44 14,15 42,0 86,0 115,15 129,44 129,201">
          <text:p/>
        </draw:polyline>
        <draw:line draw:style-name="gr3" draw:text-style-name="P1" draw:layer="layout" svg:x1="8.337cm" svg:y1="11.238cm" svg:x2="8.337cm" svg:y2="11.038cm">
          <text:p/>
        </draw:line>
        <draw:polyline draw:style-name="gr3" draw:text-style-name="P1" draw:layer="layout" svg:width="0.129cm" svg:height="0.2cm" svg:x="8.337cm" svg:y="11.038cm" svg:viewBox="0 0 130 201" draw:points="0,29 14,15 43,0 87,0 115,15 130,44 130,201">
          <text:p/>
        </draw:polyline>
        <draw:polyline draw:style-name="gr3" draw:text-style-name="P1" draw:layer="layout" svg:width="0.128cm" svg:height="0.2cm" svg:x="8.466cm" svg:y="11.038cm" svg:viewBox="0 0 129 201" draw:points="0,44 14,15 42,0 86,0 115,15 129,44 129,201">
          <text:p/>
        </draw:polyline>
        <draw:line draw:style-name="gr3" draw:text-style-name="P1" draw:layer="layout" svg:x1="9.181cm" svg:y1="10.923cm" svg:x2="8.923cm" svg:y2="11.31cm">
          <text:p/>
        </draw:line>
        <draw:polygon draw:style-name="gr3" draw:text-style-name="P1" draw:layer="layout" svg:width="0.172cm" svg:height="0.3cm" svg:x="9.494cm" svg:y="10.938cm" svg:viewBox="0 0 173 301" draw:points="72,0 100,0 129,14 143,28 157,57 173,114 173,185 157,243 143,271 129,286 100,301 72,301 43,286 29,271 14,243 0,185 0,114 14,57 29,28 43,14">
          <text:p/>
        </draw:polygon>
        <draw:polyline draw:style-name="gr3" draw:text-style-name="P1" draw:layer="layout" svg:width="0.028cm" svg:height="0.029cm" svg:x="9.78cm" svg:y="11.209cm" svg:viewBox="0 0 29 30" draw:points="15,0 29,15 15,30 0,15 15,0 15,30">
          <text:p/>
        </draw:polyline>
        <draw:polygon draw:style-name="gr3" draw:text-style-name="P1" draw:layer="layout" svg:width="0.171cm" svg:height="0.3cm" svg:x="9.923cm" svg:y="10.938cm" svg:viewBox="0 0 172 301" draw:points="71,0 101,0 129,14 144,28 158,57 172,114 172,185 158,243 144,271 129,286 101,301 71,301 43,286 28,271 14,243 0,185 0,114 14,57 28,28 43,14">
          <text:p/>
        </draw:polygon>
        <draw:polyline draw:style-name="gr3" draw:text-style-name="P1" draw:layer="layout" svg:width="0.186cm" svg:height="0.3cm" svg:x="10.194cm" svg:y="10.938cm" svg:viewBox="0 0 187 301" draw:points="14,28 29,14 57,0 130,0 158,14 173,28 187,57 187,85 173,128 0,301 187,301">
          <text:p/>
        </draw:polyline>
        <draw:polyline draw:style-name="gr3" draw:text-style-name="P1" draw:layer="layout" svg:width="0.172cm" svg:height="0.3cm" svg:x="10.494cm" svg:y="10.938cm" svg:viewBox="0 0 173 301" draw:points="58,128 30,114 14,100 0,71 0,57 14,28 30,14 58,0 115,0 144,14 158,28 173,57 173,71 158,100 144,114 115,128 58,128 30,143 14,157 0,185 0,243 14,271 30,286 58,301 115,301 144,286 158,271 173,243 173,185 158,157 144,143 115,128">
          <text:p/>
        </draw:polyline>
        <draw:line draw:style-name="gr3" draw:text-style-name="P1" draw:layer="layout" svg:x1="10.78cm" svg:y1="10.938cm" svg:x2="10.78cm" svg:y2="10.995cm">
          <text:p/>
        </draw:line>
        <draw:line draw:style-name="gr3" draw:text-style-name="P1" draw:layer="layout" svg:x1="10.894cm" svg:y1="10.938cm" svg:x2="10.894cm" svg:y2="10.995cm">
          <text:p/>
        </draw:line>
        <draw:polyline draw:style-name="gr3" draw:text-style-name="P1" draw:layer="layout" svg:width="0.086cm" svg:height="0.457cm" svg:x="11.251cm" svg:y="10.895cm" svg:viewBox="0 0 87 458" draw:points="87,458 73,444 44,401 30,372 16,329 0,257 0,200 16,128 30,86 44,57 73,14 87,0">
          <text:p/>
        </draw:polyline>
        <draw:polyline draw:style-name="gr3" draw:text-style-name="P1" draw:layer="layout" svg:width="0.2cm" svg:height="0.3cm" svg:x="11.423cm" svg:y="10.938cm" svg:viewBox="0 0 201 301" draw:points="0,0 201,0 72,301">
          <text:p/>
        </draw:polyline>
        <draw:line draw:style-name="gr3" draw:text-style-name="P1" draw:layer="layout" svg:x1="11.966cm" svg:y1="11.238cm" svg:x2="11.966cm" svg:y2="10.938cm">
          <text:p/>
        </draw:line>
        <draw:polyline draw:style-name="gr3" draw:text-style-name="P1" draw:layer="layout" svg:width="0.128cm" svg:height="0.2cm" svg:x="11.966cm" svg:y="11.038cm" svg:viewBox="0 0 129 201" draw:points="129,201 129,44 115,15 86,0 43,0 15,15 0,29">
          <text:p/>
        </draw:polyline>
        <draw:polygon draw:style-name="gr3" draw:text-style-name="P1" draw:layer="layout" svg:width="0.157cm" svg:height="0.2cm" svg:x="12.223cm" svg:y="11.038cm" svg:viewBox="0 0 158 201" draw:points="57,201 28,186 14,172 0,144 0,58 14,29 28,15 57,0 100,0 129,15 144,29 158,58 158,144 144,172 129,186 100,201">
          <text:p/>
        </draw:polygon>
        <draw:polyline draw:style-name="gr3" draw:text-style-name="P1" draw:layer="layout" svg:width="0.043cm" svg:height="0.3cm" svg:x="12.508cm" svg:y="10.938cm" svg:viewBox="0 0 44 301" draw:points="44,301 15,286 0,257 0,0">
          <text:p/>
        </draw:polyline>
        <draw:polyline draw:style-name="gr3" draw:text-style-name="P1" draw:layer="layout" svg:width="0.143cm" svg:height="0.2cm" svg:x="12.651cm" svg:y="11.038cm" svg:viewBox="0 0 144 201" draw:points="130,186 101,201 43,201 15,186 0,158 0,44 15,15 43,0 101,0 130,15 144,44 144,72 0,101">
          <text:p/>
        </draw:polyline>
        <draw:polyline draw:style-name="gr3" draw:text-style-name="P1" draw:layer="layout" svg:width="0.129cm" svg:height="0.2cm" svg:x="12.908cm" svg:y="11.038cm" svg:viewBox="0 0 130 201" draw:points="0,186 29,201 87,201 116,186 130,158 130,144 116,115 87,101 43,101 15,86 0,58 0,44 15,15 43,0 87,0 116,15">
          <text:p/>
        </draw:polyline>
        <draw:polyline draw:style-name="gr3" draw:text-style-name="P1" draw:layer="layout" svg:width="0.086cm" svg:height="0.457cm" svg:x="13.137cm" svg:y="10.895cm" svg:viewBox="0 0 87 458" draw:points="0,458 14,444 43,401 57,372 71,329 87,257 87,200 71,128 57,86 43,57 14,14 0,0">
          <text:p/>
        </draw:polyline>
        <draw:path draw:style-name="gr3" draw:text-style-name="P1" draw:layer="layout" svg:width="0.24cm" svg:height="0.24cm" svg:x="6.411cm" svg:y="11.378cm" svg:viewBox="0 0 241 241" svg:d="M0 121c0-66 53-121 120-121 66 0 121 55 121 121s-55 120-121 120c-67 0-120-54-120-120z">
          <text:p/>
        </draw:path>
        <draw:polygon draw:style-name="gr3" draw:text-style-name="P1" draw:layer="layout" svg:width="0.171cm" svg:height="0.3cm" svg:x="6.923cm" svg:y="11.334cm" svg:viewBox="0 0 172 301" draw:points="72,0 101,0 129,14 144,28 158,57 172,114 172,186 158,244 144,272 129,286 101,301 72,301 44,286 29,272 15,244 0,186 0,114 15,57 29,28 44,14">
          <text:p/>
        </draw:polygon>
        <draw:polyline draw:style-name="gr3" draw:text-style-name="P1" draw:layer="layout" svg:width="0.029cm" svg:height="0.03cm" svg:x="7.208cm" svg:y="11.605cm" svg:viewBox="0 0 30 31" draw:points="16,0 30,15 16,31 0,15 16,0 16,31">
          <text:p/>
        </draw:polyline>
        <draw:polyline draw:style-name="gr3" draw:text-style-name="P1" draw:layer="layout" svg:width="0.172cm" svg:height="0.3cm" svg:x="7.351cm" svg:y="11.334cm" svg:viewBox="0 0 173 301" draw:points="57,128 29,114 15,100 0,71 0,57 15,28 29,14 57,0 116,0 144,14 158,28 173,57 173,71 158,100 144,114 116,128 57,128 29,143 15,157 0,186 0,244 15,272 29,286 57,301 116,301 144,286 158,272 173,244 173,186 158,157 144,143 116,128">
          <text:p/>
        </draw:polyline>
        <draw:polygon draw:style-name="gr3" draw:text-style-name="P1" draw:layer="layout" svg:width="0.171cm" svg:height="0.3cm" svg:x="7.637cm" svg:y="11.334cm" svg:viewBox="0 0 172 301" draw:points="71,0 100,0 129,14 143,28 158,57 172,114 172,186 158,244 143,272 129,286 100,301 71,301 43,286 29,272 14,244 0,186 0,114 14,57 29,28 43,14">
          <text:p/>
        </draw:polygon>
        <draw:line draw:style-name="gr3" draw:text-style-name="P1" draw:layer="layout" svg:x1="7.937cm" svg:y1="11.634cm" svg:x2="7.937cm" svg:y2="11.434cm">
          <text:p/>
        </draw:line>
        <draw:polyline draw:style-name="gr3" draw:text-style-name="P1" draw:layer="layout" svg:width="0.129cm" svg:height="0.2cm" svg:x="7.937cm" svg:y="11.434cm" svg:viewBox="0 0 130 201" draw:points="0,29 14,15 43,0 87,0 115,15 130,44 130,201">
          <text:p/>
        </draw:polyline>
        <draw:polyline draw:style-name="gr3" draw:text-style-name="P1" draw:layer="layout" svg:width="0.128cm" svg:height="0.2cm" svg:x="8.066cm" svg:y="11.434cm" svg:viewBox="0 0 129 201" draw:points="0,44 14,15 42,0 86,0 115,15 129,44 129,201">
          <text:p/>
        </draw:polyline>
        <draw:line draw:style-name="gr3" draw:text-style-name="P1" draw:layer="layout" svg:x1="8.337cm" svg:y1="11.634cm" svg:x2="8.337cm" svg:y2="11.434cm">
          <text:p/>
        </draw:line>
        <draw:polyline draw:style-name="gr3" draw:text-style-name="P1" draw:layer="layout" svg:width="0.129cm" svg:height="0.2cm" svg:x="8.337cm" svg:y="11.434cm" svg:viewBox="0 0 130 201" draw:points="0,29 14,15 43,0 87,0 115,15 130,44 130,201">
          <text:p/>
        </draw:polyline>
        <draw:polyline draw:style-name="gr3" draw:text-style-name="P1" draw:layer="layout" svg:width="0.128cm" svg:height="0.2cm" svg:x="8.466cm" svg:y="11.434cm" svg:viewBox="0 0 129 201" draw:points="0,44 14,15 42,0 86,0 115,15 129,44 129,201">
          <text:p/>
        </draw:polyline>
        <draw:line draw:style-name="gr3" draw:text-style-name="P1" draw:layer="layout" svg:x1="9.181cm" svg:y1="11.319cm" svg:x2="8.923cm" svg:y2="11.706cm">
          <text:p/>
        </draw:line>
        <draw:polygon draw:style-name="gr3" draw:text-style-name="P1" draw:layer="layout" svg:width="0.172cm" svg:height="0.3cm" svg:x="9.494cm" svg:y="11.334cm" svg:viewBox="0 0 173 301" draw:points="72,0 100,0 129,14 143,28 157,57 173,114 173,186 157,244 143,272 129,286 100,301 72,301 43,286 29,272 14,244 0,186 0,114 14,57 29,28 43,14">
          <text:p/>
        </draw:polygon>
        <draw:polyline draw:style-name="gr3" draw:text-style-name="P1" draw:layer="layout" svg:width="0.028cm" svg:height="0.03cm" svg:x="9.78cm" svg:y="11.605cm" svg:viewBox="0 0 29 31" draw:points="15,0 29,15 15,31 0,15 15,0 15,31">
          <text:p/>
        </draw:polyline>
        <draw:polygon draw:style-name="gr3" draw:text-style-name="P1" draw:layer="layout" svg:width="0.171cm" svg:height="0.3cm" svg:x="9.923cm" svg:y="11.334cm" svg:viewBox="0 0 172 301" draw:points="71,0 101,0 129,14 144,28 158,57 172,114 172,186 158,244 144,272 129,286 101,301 71,301 43,286 28,272 14,244 0,186 0,114 14,57 28,28 43,14">
          <text:p/>
        </draw:polygon>
        <draw:polyline draw:style-name="gr3" draw:text-style-name="P1" draw:layer="layout" svg:width="0.186cm" svg:height="0.3cm" svg:x="10.194cm" svg:y="11.334cm" svg:viewBox="0 0 187 301" draw:points="0,0 187,0 87,114 130,114 158,128 173,143 187,171 187,244 173,272 158,286 130,301 43,301 14,286 0,272">
          <text:p/>
        </draw:polyline>
        <draw:line draw:style-name="gr3" draw:text-style-name="P1" draw:layer="layout" svg:x1="10.666cm" svg:y1="11.634cm" svg:x2="10.494cm" svg:y2="11.634cm">
          <text:p/>
        </draw:line>
        <draw:polyline draw:style-name="gr3" draw:text-style-name="P1" draw:layer="layout" svg:width="0.086cm" svg:height="0.3cm" svg:x="10.494cm" svg:y="11.334cm" svg:viewBox="0 0 87 301" draw:points="87,301 87,0 58,43 30,71 0,85">
          <text:p/>
        </draw:polyline>
        <draw:line draw:style-name="gr3" draw:text-style-name="P1" draw:layer="layout" svg:x1="10.78cm" svg:y1="11.334cm" svg:x2="10.78cm" svg:y2="11.391cm">
          <text:p/>
        </draw:line>
        <draw:line draw:style-name="gr3" draw:text-style-name="P1" draw:layer="layout" svg:x1="10.894cm" svg:y1="11.334cm" svg:x2="10.894cm" svg:y2="11.391cm">
          <text:p/>
        </draw:line>
        <draw:polyline draw:style-name="gr3" draw:text-style-name="P1" draw:layer="layout" svg:width="0.086cm" svg:height="0.457cm" svg:x="11.251cm" svg:y="11.291cm" svg:viewBox="0 0 87 458" draw:points="87,458 73,444 44,401 30,372 16,328 0,257 0,200 16,128 30,86 44,57 73,14 87,0">
          <text:p/>
        </draw:polyline>
        <draw:line draw:style-name="gr3" draw:text-style-name="P1" draw:layer="layout" svg:x1="11.608cm" svg:y1="11.634cm" svg:x2="11.437cm" svg:y2="11.634cm">
          <text:p/>
        </draw:line>
        <draw:polyline draw:style-name="gr3" draw:text-style-name="P1" draw:layer="layout" svg:width="0.086cm" svg:height="0.3cm" svg:x="11.437cm" svg:y="11.334cm" svg:viewBox="0 0 87 301" draw:points="87,301 87,0 57,43 29,71 0,85">
          <text:p/>
        </draw:polyline>
        <draw:polygon draw:style-name="gr3" draw:text-style-name="P1" draw:layer="layout" svg:width="0.171cm" svg:height="0.3cm" svg:x="11.723cm" svg:y="11.334cm" svg:viewBox="0 0 172 301" draw:points="71,0 100,0 128,14 143,28 157,57 172,114 172,186 157,244 143,272 128,286 100,301 71,301 43,286 28,272 14,244 0,186 0,114 14,57 28,28 43,14">
          <text:p/>
        </draw:polygon>
        <draw:line draw:style-name="gr3" draw:text-style-name="P1" draw:layer="layout" svg:x1="12.251cm" svg:y1="11.634cm" svg:x2="12.251cm" svg:y2="11.334cm">
          <text:p/>
        </draw:line>
        <draw:polyline draw:style-name="gr3" draw:text-style-name="P1" draw:layer="layout" svg:width="0.129cm" svg:height="0.2cm" svg:x="12.251cm" svg:y="11.434cm" svg:viewBox="0 0 130 201" draw:points="130,201 130,44 116,15 86,0 43,0 15,15 0,29">
          <text:p/>
        </draw:polyline>
        <draw:polygon draw:style-name="gr3" draw:text-style-name="P1" draw:layer="layout" svg:width="0.158cm" svg:height="0.2cm" svg:x="12.508cm" svg:y="11.434cm" svg:viewBox="0 0 159 201" draw:points="58,201 29,186 15,172 0,144 0,58 15,29 29,15 58,0 100,0 129,15 144,29 159,58 159,144 144,172 129,186 100,201">
          <text:p/>
        </draw:polygon>
        <draw:polyline draw:style-name="gr3" draw:text-style-name="P1" draw:layer="layout" svg:width="0.043cm" svg:height="0.3cm" svg:x="12.794cm" svg:y="11.334cm" svg:viewBox="0 0 44 301" draw:points="44,301 14,286 0,258 0,0">
          <text:p/>
        </draw:polyline>
        <draw:polyline draw:style-name="gr3" draw:text-style-name="P1" draw:layer="layout" svg:width="0.143cm" svg:height="0.2cm" svg:x="12.937cm" svg:y="11.434cm" svg:viewBox="0 0 144 201" draw:points="130,186 101,201 43,201 14,186 0,158 0,44 14,15 43,0 101,0 130,15 144,44 144,72 0,101">
          <text:p/>
        </draw:polyline>
        <draw:polyline draw:style-name="gr3" draw:text-style-name="P1" draw:layer="layout" svg:width="0.129cm" svg:height="0.2cm" svg:x="13.194cm" svg:y="11.434cm" svg:viewBox="0 0 130 201" draw:points="0,186 29,201 87,201 115,186 130,158 130,144 115,115 87,101 43,101 14,86 0,58 0,44 14,15 43,0 87,0 115,15">
          <text:p/>
        </draw:polyline>
        <draw:polyline draw:style-name="gr3" draw:text-style-name="P1" draw:layer="layout" svg:width="0.085cm" svg:height="0.457cm" svg:x="13.423cm" svg:y="11.291cm" svg:viewBox="0 0 86 458" draw:points="0,458 14,444 43,401 58,372 72,328 86,257 86,200 72,128 58,86 43,57 14,14 0,0">
          <text:p/>
        </draw:polyline>
        <draw:line draw:style-name="gr3" draw:text-style-name="P1" draw:layer="layout" svg:x1="6.501cm" svg:y1="11.744cm" svg:x2="6.501cm" svg:y2="12.044cm">
          <text:p/>
        </draw:line>
        <draw:line draw:style-name="gr3" draw:text-style-name="P1" draw:layer="layout" svg:x1="6.351cm" svg:y1="11.894cm" svg:x2="6.651cm" svg:y2="11.894cm">
          <text:p/>
        </draw:line>
        <draw:line draw:style-name="gr3" draw:text-style-name="P1" draw:layer="layout" svg:x1="7.094cm" svg:y1="12.03cm" svg:x2="6.923cm" svg:y2="12.03cm">
          <text:p/>
        </draw:line>
        <draw:polyline draw:style-name="gr3" draw:text-style-name="P1" draw:layer="layout" svg:width="0.085cm" svg:height="0.3cm" svg:x="6.923cm" svg:y="11.73cm" svg:viewBox="0 0 86 301" draw:points="86,301 86,0 58,43 29,71 0,86">
          <text:p/>
        </draw:polyline>
        <draw:polyline draw:style-name="gr3" draw:text-style-name="P1" draw:layer="layout" svg:width="0.029cm" svg:height="0.029cm" svg:x="7.208cm" svg:y="12.001cm" svg:viewBox="0 0 30 30" draw:points="16,0 30,14 16,30 0,14 16,0 16,30">
          <text:p/>
        </draw:polyline>
        <draw:polygon draw:style-name="gr3" draw:text-style-name="P1" draw:layer="layout" svg:width="0.172cm" svg:height="0.3cm" svg:x="7.351cm" svg:y="11.73cm" svg:viewBox="0 0 173 301" draw:points="72,0 101,0 130,14 144,28 158,57 173,115 173,186 158,244 144,272 130,286 101,301 72,301 43,286 29,272 15,244 0,186 0,115 15,57 29,28 43,14">
          <text:p/>
        </draw:polygon>
        <draw:polygon draw:style-name="gr3" draw:text-style-name="P1" draw:layer="layout" svg:width="0.171cm" svg:height="0.3cm" svg:x="7.637cm" svg:y="11.73cm" svg:viewBox="0 0 172 301" draw:points="71,0 100,0 129,14 143,28 158,57 172,115 172,186 158,244 143,272 129,286 100,301 71,301 43,286 29,272 14,244 0,186 0,115 14,57 29,28 43,14">
          <text:p/>
        </draw:polygon>
        <draw:line draw:style-name="gr3" draw:text-style-name="P1" draw:layer="layout" svg:x1="7.937cm" svg:y1="12.03cm" svg:x2="7.937cm" svg:y2="11.83cm">
          <text:p/>
        </draw:line>
        <draw:polyline draw:style-name="gr3" draw:text-style-name="P1" draw:layer="layout" svg:width="0.129cm" svg:height="0.2cm" svg:x="7.937cm" svg:y="11.83cm" svg:viewBox="0 0 130 201" draw:points="0,29 14,15 43,0 87,0 115,15 130,44 130,201">
          <text:p/>
        </draw:polyline>
        <draw:polyline draw:style-name="gr3" draw:text-style-name="P1" draw:layer="layout" svg:width="0.128cm" svg:height="0.2cm" svg:x="8.066cm" svg:y="11.83cm" svg:viewBox="0 0 129 201" draw:points="0,44 14,15 42,0 86,0 115,15 129,44 129,201">
          <text:p/>
        </draw:polyline>
        <draw:line draw:style-name="gr3" draw:text-style-name="P1" draw:layer="layout" svg:x1="8.337cm" svg:y1="12.03cm" svg:x2="8.337cm" svg:y2="11.83cm">
          <text:p/>
        </draw:line>
        <draw:polyline draw:style-name="gr3" draw:text-style-name="P1" draw:layer="layout" svg:width="0.129cm" svg:height="0.2cm" svg:x="8.337cm" svg:y="11.83cm" svg:viewBox="0 0 130 201" draw:points="0,29 14,15 43,0 87,0 115,15 130,44 130,201">
          <text:p/>
        </draw:polyline>
        <draw:polyline draw:style-name="gr3" draw:text-style-name="P1" draw:layer="layout" svg:width="0.128cm" svg:height="0.2cm" svg:x="8.466cm" svg:y="11.83cm" svg:viewBox="0 0 129 201" draw:points="0,44 14,15 42,0 86,0 115,15 129,44 129,201">
          <text:p/>
        </draw:polyline>
        <draw:line draw:style-name="gr3" draw:text-style-name="P1" draw:layer="layout" svg:x1="9.181cm" svg:y1="11.715cm" svg:x2="8.923cm" svg:y2="12.102cm">
          <text:p/>
        </draw:line>
        <draw:polygon draw:style-name="gr3" draw:text-style-name="P1" draw:layer="layout" svg:width="0.172cm" svg:height="0.3cm" svg:x="9.494cm" svg:y="11.73cm" svg:viewBox="0 0 173 301" draw:points="72,0 100,0 129,14 143,28 157,57 173,115 173,186 157,244 143,272 129,286 100,301 72,301 43,286 29,272 14,244 0,186 0,115 14,57 29,28 43,14">
          <text:p/>
        </draw:polygon>
        <draw:polyline draw:style-name="gr3" draw:text-style-name="P1" draw:layer="layout" svg:width="0.028cm" svg:height="0.029cm" svg:x="9.78cm" svg:y="12.001cm" svg:viewBox="0 0 29 30" draw:points="15,0 29,14 15,30 0,14 15,0 15,30">
          <text:p/>
        </draw:polyline>
        <draw:polygon draw:style-name="gr3" draw:text-style-name="P1" draw:layer="layout" svg:width="0.171cm" svg:height="0.3cm" svg:x="9.923cm" svg:y="11.73cm" svg:viewBox="0 0 172 301" draw:points="71,0 101,0 129,14 144,28 158,57 172,115 172,186 158,244 144,272 129,286 101,301 71,301 43,286 28,272 14,244 0,186 0,115 14,57 28,28 43,14">
          <text:p/>
        </draw:polygon>
        <draw:polyline draw:style-name="gr3" draw:text-style-name="P1" draw:layer="layout" svg:width="0.186cm" svg:height="0.3cm" svg:x="10.194cm" svg:y="11.73cm" svg:viewBox="0 0 187 301" draw:points="0,0 187,0 87,115 130,115 158,129 173,144 187,172 187,244 173,272 158,286 130,301 43,301 14,286 0,272">
          <text:p/>
        </draw:polyline>
        <draw:polyline draw:style-name="gr3" draw:text-style-name="P1" draw:layer="layout" svg:width="0.172cm" svg:height="0.3cm" svg:x="10.494cm" svg:y="11.73cm" svg:viewBox="0 0 173 301" draw:points="30,301 87,301 115,286 130,272 158,229 173,172 173,57 158,28 144,14 115,0 58,0 30,14 14,28 0,57 0,129 14,158 30,172 58,186 115,186 144,172 158,158 173,129">
          <text:p/>
        </draw:polyline>
        <draw:line draw:style-name="gr3" draw:text-style-name="P1" draw:layer="layout" svg:x1="10.78cm" svg:y1="11.73cm" svg:x2="10.78cm" svg:y2="11.787cm">
          <text:p/>
        </draw:line>
        <draw:line draw:style-name="gr3" draw:text-style-name="P1" draw:layer="layout" svg:x1="10.894cm" svg:y1="11.73cm" svg:x2="10.894cm" svg:y2="11.787cm">
          <text:p/>
        </draw:line>
        <draw:polyline draw:style-name="gr3" draw:text-style-name="P1" draw:layer="layout" svg:width="0.086cm" svg:height="0.457cm" svg:x="11.251cm" svg:y="11.687cm" svg:viewBox="0 0 87 458" draw:points="87,458 73,444 44,400 30,371 16,328 0,257 0,200 16,128 30,86 44,57 73,14 87,0">
          <text:p/>
        </draw:polyline>
        <draw:line draw:style-name="gr3" draw:text-style-name="P1" draw:layer="layout" svg:x1="11.608cm" svg:y1="12.03cm" svg:x2="11.437cm" svg:y2="12.03cm">
          <text:p/>
        </draw:line>
        <draw:polyline draw:style-name="gr3" draw:text-style-name="P1" draw:layer="layout" svg:width="0.086cm" svg:height="0.3cm" svg:x="11.437cm" svg:y="11.73cm" svg:viewBox="0 0 87 301" draw:points="87,301 87,0 57,43 29,71 0,86">
          <text:p/>
        </draw:polyline>
        <draw:polyline draw:style-name="gr3" draw:text-style-name="P1" draw:layer="layout" svg:width="0.171cm" svg:height="0.3cm" svg:x="11.723cm" svg:y="11.73cm" svg:viewBox="0 0 172 301" draw:points="28,301 85,301 114,286 128,272 157,229 172,172 172,57 157,28 143,14 114,0 57,0 28,14 14,28 0,57 0,129 14,158 28,172 57,186 114,186 143,172 157,158 172,129">
          <text:p/>
        </draw:polyline>
        <draw:line draw:style-name="gr3" draw:text-style-name="P1" draw:layer="layout" svg:x1="12.251cm" svg:y1="12.03cm" svg:x2="12.251cm" svg:y2="11.73cm">
          <text:p/>
        </draw:line>
        <draw:polyline draw:style-name="gr3" draw:text-style-name="P1" draw:layer="layout" svg:width="0.129cm" svg:height="0.2cm" svg:x="12.251cm" svg:y="11.83cm" svg:viewBox="0 0 130 201" draw:points="130,201 130,44 116,15 86,0 43,0 15,15 0,29">
          <text:p/>
        </draw:polyline>
        <draw:polygon draw:style-name="gr3" draw:text-style-name="P1" draw:layer="layout" svg:width="0.158cm" svg:height="0.2cm" svg:x="12.508cm" svg:y="11.83cm" svg:viewBox="0 0 159 201" draw:points="58,201 29,186 15,172 0,144 0,58 15,29 29,15 58,0 100,0 129,15 144,29 159,58 159,144 144,172 129,186 100,201">
          <text:p/>
        </draw:polygon>
        <draw:polyline draw:style-name="gr3" draw:text-style-name="P1" draw:layer="layout" svg:width="0.043cm" svg:height="0.3cm" svg:x="12.794cm" svg:y="11.73cm" svg:viewBox="0 0 44 301" draw:points="44,301 14,286 0,258 0,0">
          <text:p/>
        </draw:polyline>
        <draw:polyline draw:style-name="gr3" draw:text-style-name="P1" draw:layer="layout" svg:width="0.143cm" svg:height="0.2cm" svg:x="12.937cm" svg:y="11.83cm" svg:viewBox="0 0 144 201" draw:points="130,186 101,201 43,201 14,186 0,158 0,44 14,15 43,0 101,0 130,15 144,44 144,72 0,101">
          <text:p/>
        </draw:polyline>
        <draw:polyline draw:style-name="gr3" draw:text-style-name="P1" draw:layer="layout" svg:width="0.129cm" svg:height="0.2cm" svg:x="13.194cm" svg:y="11.83cm" svg:viewBox="0 0 130 201" draw:points="0,186 29,201 87,201 115,186 130,158 130,144 115,115 87,101 43,101 14,86 0,58 0,44 14,15 43,0 87,0 115,15">
          <text:p/>
        </draw:polyline>
        <draw:polyline draw:style-name="gr3" draw:text-style-name="P1" draw:layer="layout" svg:width="0.085cm" svg:height="0.457cm" svg:x="13.423cm" svg:y="11.687cm" svg:viewBox="0 0 86 458" draw:points="0,458 14,444 43,400 58,371 72,328 86,257 86,200 72,128 58,86 43,57 14,14 0,0">
          <text:p/>
        </draw:polyline>
        <draw:polygon draw:style-name="gr3" draw:text-style-name="P1" draw:layer="layout" svg:width="0.679cm" svg:height="0.678cm" svg:x="5.831cm" svg:y="11.985cm" svg:viewBox="0 0 680 679" draw:points="680,679 680,0 0,0 0,679">
          <text:p/>
        </draw:polygon>
        <draw:polyline draw:style-name="gr3" draw:text-style-name="P1" draw:layer="layout" svg:width="0.186cm" svg:height="0.3cm" svg:x="6.908cm" svg:y="12.16cm" svg:viewBox="0 0 187 301" draw:points="0,0 187,0 87,114 130,114 159,128 173,143 187,171 187,243 173,272 159,286 130,301 44,301 15,286 0,272">
          <text:p/>
        </draw:polyline>
        <draw:polyline draw:style-name="gr3" draw:text-style-name="P1" draw:layer="layout" svg:width="0.029cm" svg:height="0.029cm" svg:x="7.208cm" svg:y="12.431cm" svg:viewBox="0 0 30 30" draw:points="16,0 30,14 16,30 0,14 16,0 16,30">
          <text:p/>
        </draw:polyline>
        <draw:polyline draw:style-name="gr3" draw:text-style-name="P1" draw:layer="layout" svg:width="0.186cm" svg:height="0.3cm" svg:x="7.337cm" svg:y="12.16cm" svg:viewBox="0 0 187 301" draw:points="14,28 29,14 57,0 129,0 158,14 172,28 187,57 187,85 172,128 0,301 187,301">
          <text:p/>
        </draw:polyline>
        <draw:polygon draw:style-name="gr3" draw:text-style-name="P1" draw:layer="layout" svg:width="0.171cm" svg:height="0.3cm" svg:x="7.637cm" svg:y="12.16cm" svg:viewBox="0 0 172 301" draw:points="71,0 100,0 129,14 143,28 158,57 172,114 172,185 158,243 143,272 129,286 100,301 71,301 43,286 29,272 14,243 0,185 0,114 14,57 29,28 43,14">
          <text:p/>
        </draw:polygon>
        <draw:line draw:style-name="gr3" draw:text-style-name="P1" draw:layer="layout" svg:x1="7.937cm" svg:y1="12.46cm" svg:x2="7.937cm" svg:y2="12.26cm">
          <text:p/>
        </draw:line>
        <draw:polyline draw:style-name="gr3" draw:text-style-name="P1" draw:layer="layout" svg:width="0.129cm" svg:height="0.2cm" svg:x="7.937cm" svg:y="12.26cm" svg:viewBox="0 0 130 201" draw:points="0,28 14,14 43,0 87,0 115,14 130,43 130,201">
          <text:p/>
        </draw:polyline>
        <draw:polyline draw:style-name="gr3" draw:text-style-name="P1" draw:layer="layout" svg:width="0.128cm" svg:height="0.2cm" svg:x="8.066cm" svg:y="12.26cm" svg:viewBox="0 0 129 201" draw:points="0,43 14,14 42,0 86,0 115,14 129,43 129,201">
          <text:p/>
        </draw:polyline>
        <draw:line draw:style-name="gr3" draw:text-style-name="P1" draw:layer="layout" svg:x1="8.337cm" svg:y1="12.46cm" svg:x2="8.337cm" svg:y2="12.26cm">
          <text:p/>
        </draw:line>
        <draw:polyline draw:style-name="gr3" draw:text-style-name="P1" draw:layer="layout" svg:width="0.129cm" svg:height="0.2cm" svg:x="8.337cm" svg:y="12.26cm" svg:viewBox="0 0 130 201" draw:points="0,28 14,14 43,0 87,0 115,14 130,43 130,201">
          <text:p/>
        </draw:polyline>
        <draw:polyline draw:style-name="gr3" draw:text-style-name="P1" draw:layer="layout" svg:width="0.128cm" svg:height="0.2cm" svg:x="8.466cm" svg:y="12.26cm" svg:viewBox="0 0 129 201" draw:points="0,43 14,14 42,0 86,0 115,14 129,43 129,201">
          <text:p/>
        </draw:polyline>
        <draw:line draw:style-name="gr3" draw:text-style-name="P1" draw:layer="layout" svg:x1="9.181cm" svg:y1="12.145cm" svg:x2="8.923cm" svg:y2="12.532cm">
          <text:p/>
        </draw:line>
        <draw:polygon draw:style-name="gr3" draw:text-style-name="P1" draw:layer="layout" svg:width="0.172cm" svg:height="0.3cm" svg:x="9.494cm" svg:y="12.16cm" svg:viewBox="0 0 173 301" draw:points="72,0 100,0 129,14 143,28 157,57 173,114 173,185 157,243 143,272 129,286 100,301 72,301 43,286 29,272 14,243 0,185 0,114 14,57 29,28 43,14">
          <text:p/>
        </draw:polygon>
        <draw:polyline draw:style-name="gr3" draw:text-style-name="P1" draw:layer="layout" svg:width="0.028cm" svg:height="0.029cm" svg:x="9.78cm" svg:y="12.431cm" svg:viewBox="0 0 29 30" draw:points="15,0 29,14 15,30 0,14 15,0 15,30">
          <text:p/>
        </draw:polyline>
        <draw:line draw:style-name="gr3" draw:text-style-name="P1" draw:layer="layout" svg:x1="10.094cm" svg:y1="12.46cm" svg:x2="9.923cm" svg:y2="12.46cm">
          <text:p/>
        </draw:line>
        <draw:polyline draw:style-name="gr3" draw:text-style-name="P1" draw:layer="layout" svg:width="0.085cm" svg:height="0.3cm" svg:x="9.923cm" svg:y="12.16cm" svg:viewBox="0 0 86 301" draw:points="86,301 86,0 57,43 28,71 0,85">
          <text:p/>
        </draw:polyline>
        <draw:polyline draw:style-name="gr3" draw:text-style-name="P1" draw:layer="layout" svg:width="0.186cm" svg:height="0.3cm" svg:x="10.194cm" svg:y="12.16cm" svg:viewBox="0 0 187 301" draw:points="14,28 29,14 57,0 130,0 158,14 173,28 187,57 187,85 173,128 0,301 187,301">
          <text:p/>
        </draw:polyline>
        <draw:polyline draw:style-name="gr3" draw:text-style-name="P1" draw:layer="layout" svg:width="0.172cm" svg:height="0.3cm" svg:x="10.494cm" svg:y="12.16cm" svg:viewBox="0 0 173 301" draw:points="144,0 87,0 58,14 44,28 14,71 0,128 0,243 14,272 30,286 58,301 115,301 144,286 158,272 173,243 173,171 158,143 144,128 115,114 58,114 30,128 14,143 0,171">
          <text:p/>
        </draw:polyline>
        <draw:line draw:style-name="gr3" draw:text-style-name="P1" draw:layer="layout" svg:x1="10.78cm" svg:y1="12.16cm" svg:x2="10.78cm" svg:y2="12.217cm">
          <text:p/>
        </draw:line>
        <draw:line draw:style-name="gr3" draw:text-style-name="P1" draw:layer="layout" svg:x1="10.894cm" svg:y1="12.16cm" svg:x2="10.894cm" svg:y2="12.217cm">
          <text:p/>
        </draw:line>
        <draw:polyline draw:style-name="gr3" draw:text-style-name="P1" draw:layer="layout" svg:width="0.086cm" svg:height="0.457cm" svg:x="11.251cm" svg:y="12.117cm" svg:viewBox="0 0 87 458" draw:points="87,458 73,443 44,400 30,371 16,328 0,257 0,200 16,128 30,86 44,57 73,14 87,0">
          <text:p/>
        </draw:polyline>
        <draw:line draw:style-name="gr3" draw:text-style-name="P1" draw:layer="layout" svg:x1="11.608cm" svg:y1="12.46cm" svg:x2="11.437cm" svg:y2="12.46cm">
          <text:p/>
        </draw:line>
        <draw:polyline draw:style-name="gr3" draw:text-style-name="P1" draw:layer="layout" svg:width="0.086cm" svg:height="0.3cm" svg:x="11.437cm" svg:y="12.16cm" svg:viewBox="0 0 87 301" draw:points="87,301 87,0 57,43 29,71 0,85">
          <text:p/>
        </draw:polyline>
        <draw:line draw:style-name="gr3" draw:text-style-name="P1" draw:layer="layout" svg:x1="11.966cm" svg:y1="12.46cm" svg:x2="11.966cm" svg:y2="12.16cm">
          <text:p/>
        </draw:line>
        <draw:polyline draw:style-name="gr3" draw:text-style-name="P1" draw:layer="layout" svg:width="0.128cm" svg:height="0.2cm" svg:x="11.966cm" svg:y="12.26cm" svg:viewBox="0 0 129 201" draw:points="129,201 129,43 115,14 86,0 43,0 15,14 0,28">
          <text:p/>
        </draw:polyline>
        <draw:polygon draw:style-name="gr3" draw:text-style-name="P1" draw:layer="layout" svg:width="0.157cm" svg:height="0.2cm" svg:x="12.223cm" svg:y="12.26cm" svg:viewBox="0 0 158 201" draw:points="57,201 28,186 14,171 0,143 0,57 14,28 28,14 57,0 100,0 129,14 144,28 158,57 158,143 144,171 129,186 100,201">
          <text:p/>
        </draw:polygon>
        <draw:polyline draw:style-name="gr3" draw:text-style-name="P1" draw:layer="layout" svg:width="0.043cm" svg:height="0.3cm" svg:x="12.508cm" svg:y="12.16cm" svg:viewBox="0 0 44 301" draw:points="44,301 15,286 0,258 0,0">
          <text:p/>
        </draw:polyline>
        <draw:polyline draw:style-name="gr3" draw:text-style-name="P1" draw:layer="layout" svg:width="0.143cm" svg:height="0.2cm" svg:x="12.651cm" svg:y="12.26cm" svg:viewBox="0 0 144 201" draw:points="130,186 101,201 43,201 15,186 0,157 0,43 15,14 43,0 101,0 130,14 144,43 144,71 0,100">
          <text:p/>
        </draw:polyline>
        <draw:polyline draw:style-name="gr3" draw:text-style-name="P1" draw:layer="layout" svg:width="0.086cm" svg:height="0.457cm" svg:x="12.894cm" svg:y="12.117cm" svg:viewBox="0 0 87 458" draw:points="0,458 14,443 43,400 57,371 73,328 87,257 87,200 73,128 57,86 43,57 14,14 0,0">
          <text:p/>
        </draw:polyline>
        <draw:polygon draw:style-name="gr3" draw:text-style-name="P1" draw:layer="layout" svg:width="0.96cm" svg:height="0.96cm" svg:x="5.691cm" svg:y="12.934cm" svg:viewBox="0 0 961 961" draw:points="480,961 961,481 480,0 0,481">
          <text:p/>
        </draw:polygon>
        <draw:polyline draw:style-name="gr3" draw:text-style-name="P1" draw:layer="layout" svg:width="0.186cm" svg:height="0.3cm" svg:x="6.908cm" svg:y="13.25cm" svg:viewBox="0 0 187 301" draw:points="0,0 187,0 87,115 130,115 159,129 173,144 187,172 187,244 173,272 159,286 130,301 44,301 15,286 0,272">
          <text:p/>
        </draw:polyline>
        <draw:polyline draw:style-name="gr3" draw:text-style-name="P1" draw:layer="layout" svg:width="0.029cm" svg:height="0.029cm" svg:x="7.208cm" svg:y="13.521cm" svg:viewBox="0 0 30 30" draw:points="16,0 30,14 16,30 0,14 16,0 16,30">
          <text:p/>
        </draw:polyline>
        <draw:polyline draw:style-name="gr3" draw:text-style-name="P1" draw:layer="layout" svg:width="0.186cm" svg:height="0.3cm" svg:x="7.337cm" svg:y="13.25cm" svg:viewBox="0 0 187 301" draw:points="14,28 29,14 57,0 129,0 158,14 172,28 187,58 187,86 172,129 0,301 187,301">
          <text:p/>
        </draw:polyline>
        <draw:polygon draw:style-name="gr3" draw:text-style-name="P1" draw:layer="layout" svg:width="0.171cm" svg:height="0.3cm" svg:x="7.637cm" svg:y="13.25cm" svg:viewBox="0 0 172 301" draw:points="71,0 100,0 129,14 143,28 158,58 172,115 172,186 158,244 143,272 129,286 100,301 71,301 43,286 29,272 14,244 0,186 0,115 14,58 29,28 43,14">
          <text:p/>
        </draw:polygon>
        <draw:line draw:style-name="gr3" draw:text-style-name="P1" draw:layer="layout" svg:x1="7.937cm" svg:y1="13.55cm" svg:x2="7.937cm" svg:y2="13.35cm">
          <text:p/>
        </draw:line>
        <draw:polyline draw:style-name="gr3" draw:text-style-name="P1" draw:layer="layout" svg:width="0.129cm" svg:height="0.2cm" svg:x="7.937cm" svg:y="13.35cm" svg:viewBox="0 0 130 201" draw:points="0,28 14,14 43,0 87,0 115,14 130,43 130,201">
          <text:p/>
        </draw:polyline>
        <draw:polyline draw:style-name="gr3" draw:text-style-name="P1" draw:layer="layout" svg:width="0.128cm" svg:height="0.2cm" svg:x="8.066cm" svg:y="13.35cm" svg:viewBox="0 0 129 201" draw:points="0,43 14,14 42,0 86,0 115,14 129,43 129,201">
          <text:p/>
        </draw:polyline>
        <draw:line draw:style-name="gr3" draw:text-style-name="P1" draw:layer="layout" svg:x1="8.337cm" svg:y1="13.55cm" svg:x2="8.337cm" svg:y2="13.35cm">
          <text:p/>
        </draw:line>
        <draw:polyline draw:style-name="gr3" draw:text-style-name="P1" draw:layer="layout" svg:width="0.129cm" svg:height="0.2cm" svg:x="8.337cm" svg:y="13.35cm" svg:viewBox="0 0 130 201" draw:points="0,28 14,14 43,0 87,0 115,14 130,43 130,201">
          <text:p/>
        </draw:polyline>
        <draw:polyline draw:style-name="gr3" draw:text-style-name="P1" draw:layer="layout" svg:width="0.128cm" svg:height="0.2cm" svg:x="8.466cm" svg:y="13.35cm" svg:viewBox="0 0 129 201" draw:points="0,43 14,14 42,0 86,0 115,14 129,43 129,201">
          <text:p/>
        </draw:polyline>
        <draw:line draw:style-name="gr3" draw:text-style-name="P1" draw:layer="layout" svg:x1="9.181cm" svg:y1="13.235cm" svg:x2="8.923cm" svg:y2="13.622cm">
          <text:p/>
        </draw:line>
        <draw:polygon draw:style-name="gr3" draw:text-style-name="P1" draw:layer="layout" svg:width="0.172cm" svg:height="0.3cm" svg:x="9.494cm" svg:y="13.25cm" svg:viewBox="0 0 173 301" draw:points="72,0 100,0 129,14 143,28 157,58 173,115 173,186 157,244 143,272 129,286 100,301 72,301 43,286 29,272 14,244 0,186 0,115 14,58 29,28 43,14">
          <text:p/>
        </draw:polygon>
        <draw:polyline draw:style-name="gr3" draw:text-style-name="P1" draw:layer="layout" svg:width="0.028cm" svg:height="0.029cm" svg:x="9.78cm" svg:y="13.521cm" svg:viewBox="0 0 29 30" draw:points="15,0 29,14 15,30 0,14 15,0 15,30">
          <text:p/>
        </draw:polyline>
        <draw:line draw:style-name="gr3" draw:text-style-name="P1" draw:layer="layout" svg:x1="10.094cm" svg:y1="13.55cm" svg:x2="9.923cm" svg:y2="13.55cm">
          <text:p/>
        </draw:line>
        <draw:polyline draw:style-name="gr3" draw:text-style-name="P1" draw:layer="layout" svg:width="0.085cm" svg:height="0.3cm" svg:x="9.923cm" svg:y="13.25cm" svg:viewBox="0 0 86 301" draw:points="86,301 86,0 57,43 28,72 0,86">
          <text:p/>
        </draw:polyline>
        <draw:polyline draw:style-name="gr3" draw:text-style-name="P1" draw:layer="layout" svg:width="0.186cm" svg:height="0.3cm" svg:x="10.194cm" svg:y="13.25cm" svg:viewBox="0 0 187 301" draw:points="14,28 29,14 57,0 130,0 158,14 173,28 187,58 187,86 173,129 0,301 187,301">
          <text:p/>
        </draw:polyline>
        <draw:polyline draw:style-name="gr3" draw:text-style-name="P1" draw:layer="layout" svg:width="0.172cm" svg:height="0.3cm" svg:x="10.494cm" svg:y="13.25cm" svg:viewBox="0 0 173 301" draw:points="144,0 87,0 58,14 44,28 14,72 0,129 0,244 14,272 30,286 58,301 115,301 144,286 158,272 173,244 173,172 158,144 144,129 115,115 58,115 30,129 14,144 0,172">
          <text:p/>
        </draw:polyline>
        <draw:line draw:style-name="gr3" draw:text-style-name="P1" draw:layer="layout" svg:x1="10.78cm" svg:y1="13.25cm" svg:x2="10.78cm" svg:y2="13.307cm">
          <text:p/>
        </draw:line>
        <draw:line draw:style-name="gr3" draw:text-style-name="P1" draw:layer="layout" svg:x1="10.894cm" svg:y1="13.25cm" svg:x2="10.894cm" svg:y2="13.307cm">
          <text:p/>
        </draw:line>
        <draw:polyline draw:style-name="gr3" draw:text-style-name="P1" draw:layer="layout" svg:width="0.086cm" svg:height="0.457cm" svg:x="11.251cm" svg:y="13.207cm" svg:viewBox="0 0 87 458" draw:points="87,458 73,444 44,401 30,372 16,329 0,257 0,200 16,128 30,86 44,57 73,14 87,0">
          <text:p/>
        </draw:polyline>
        <draw:line draw:style-name="gr3" draw:text-style-name="P1" draw:layer="layout" svg:x1="11.608cm" svg:y1="13.55cm" svg:x2="11.437cm" svg:y2="13.55cm">
          <text:p/>
        </draw:line>
        <draw:polyline draw:style-name="gr3" draw:text-style-name="P1" draw:layer="layout" svg:width="0.086cm" svg:height="0.3cm" svg:x="11.437cm" svg:y="13.25cm" svg:viewBox="0 0 87 301" draw:points="87,301 87,0 57,43 29,72 0,86">
          <text:p/>
        </draw:polyline>
        <draw:line draw:style-name="gr3" draw:text-style-name="P1" draw:layer="layout" svg:x1="11.966cm" svg:y1="13.55cm" svg:x2="11.966cm" svg:y2="13.25cm">
          <text:p/>
        </draw:line>
        <draw:polyline draw:style-name="gr3" draw:text-style-name="P1" draw:layer="layout" svg:width="0.128cm" svg:height="0.2cm" svg:x="11.966cm" svg:y="13.35cm" svg:viewBox="0 0 129 201" draw:points="129,201 129,43 115,14 86,0 43,0 15,14 0,28">
          <text:p/>
        </draw:polyline>
        <draw:polygon draw:style-name="gr3" draw:text-style-name="P1" draw:layer="layout" svg:width="0.157cm" svg:height="0.2cm" svg:x="12.223cm" svg:y="13.35cm" svg:viewBox="0 0 158 201" draw:points="57,201 28,186 14,172 0,144 0,57 14,28 28,14 57,0 100,0 129,14 144,28 158,57 158,144 144,172 129,186 100,201">
          <text:p/>
        </draw:polygon>
        <draw:polyline draw:style-name="gr3" draw:text-style-name="P1" draw:layer="layout" svg:width="0.043cm" svg:height="0.3cm" svg:x="12.508cm" svg:y="13.25cm" svg:viewBox="0 0 44 301" draw:points="44,301 15,286 0,258 0,0">
          <text:p/>
        </draw:polyline>
        <draw:polyline draw:style-name="gr3" draw:text-style-name="P1" draw:layer="layout" svg:width="0.143cm" svg:height="0.2cm" svg:x="12.651cm" svg:y="13.35cm" svg:viewBox="0 0 144 201" draw:points="130,186 101,201 43,201 15,186 0,158 0,43 15,14 43,0 101,0 130,14 144,43 144,71 0,101">
          <text:p/>
        </draw:polyline>
        <draw:polyline draw:style-name="gr3" draw:text-style-name="P1" draw:layer="layout" svg:width="0.086cm" svg:height="0.457cm" svg:x="12.894cm" svg:y="13.207cm" svg:viewBox="0 0 87 458" draw:points="0,458 14,444 43,401 57,372 73,329 87,257 87,200 73,128 57,86 43,57 14,14 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cm" fo:margin-bottom="1cm" fo:margin-left="5.6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1-20T15:51:38.609305352</dc:date>
    <meta:editing-duration>PT1M29S</meta:editing-duration>
    <meta:editing-cycles>1</meta:editing-cycles>
    <meta:document-statistic meta:object-count="236"/>
    <meta:generator>LibreOffice/6.0.7.3$Linux_X86_64 LibreOffice_project/00m0$Build-3</meta:generator>
  </office:meta>
</office:document-meta>
</file>